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erif"/>
    </style:style>
    <style:style style:name="T1" style:family="text">
      <style:text-properties officeooo:rsid="000e4a61"/>
    </style:style>
    <style:style style:name="T2" style:family="text">
      <style:text-properties officeooo:rsid="00103dac"/>
    </style:style>
    <style:style style:name="T3" style:family="text">
      <style:text-properties officeooo:rsid="00116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Hiring Committee,</text:p>
      <text:p text:style-name="P1">I’m writing to express my interest in the part-time adjunct faculty position at Sacramento City College within the Art Department. With an MFA from the School of the Art Institute of Chicago and a BFA from California College of the Arts, my work exists at the intersection of <text:span text:style-name="T2">design</text:span>, AI, and digital video. It’s <text:span text:style-name="T2">kind of a</text:span> weird mix, but it’s where I’ve found myself, and I’m pretty excited about the chance to bring that into the classroom. Honestly, as someone who has spent a lot of time trying to balance technical<text:span text:style-name="T1">ity</text:span> and creativ<text:span text:style-name="T1">ity</text:span>, I feel like I can help students navigate th<text:span text:style-name="T1">e strange </text:span>terrain where art and technology collide.</text:p>
      <text:p text:style-name="P1">In my teaching, I've covered everything from AI models like StyleGAN to more hands-on techniques like printmaking. I’ve co-lectured on the integration of AI into art, and assisted with courses on computer vision and digital sound. I like to think that I help students find their creative footing while keeping them engaged with <text:span text:style-name="T1">new forms of </text:span>emerging tech<text:span text:style-name="T1">nology</text:span>. There’s something really rewarding about seeing someone go from not understanding a concept to being the one explaining it to others. <text:span text:style-name="T1">That’s probably the main reason</text:span> why I keep doing this, even when the tech<text:span text:style-name="T1">nology</text:span> itself can sometimes feel overwhelming.</text:p>
      <text:p text:style-name="P1">I’m particularly drawn to Sacramento City College because it’s my hometown. I grew up here, went to West Campus <text:span text:style-name="T3">here</text:span>, and even as a teenager, I was already deep into web development and <text:span text:style-name="T2">designing fliers and shirts for local businesses</text:span>. I still remember marching with the school band in parades downtown, <text:span text:style-name="T2">and</text:span> playing concerts at the Capitol during <text:span text:style-name="T2">Christmas</text:span>. </text:p>
      <text:p text:style-name="P1">Teaching at SCC feels like a natural continuation of that connection—a chance to give back to the community that shaped me. Whether it was the technical skills I learned tinkering with projects or the discipline I gained from marching and band performances, Sacramento has always been a part of my development. Now, with my experiences in art, technology, and education, I’d love to pass that on and help guide the next generation of creatives.</text:p>
      <text:p text:style-name="P1">Thank you for considering my application. I’d love to talk further about how I can contribute to the department. I look forward to hearing from you.</text:p>
      <text:p text:style-name="P1">Sincerely,<text:line-break/>Ernest Strauhal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43:23.237381756</meta:creation-date>
    <dc:date>2024-09-11T13:58:27.256763254</dc:date>
    <meta:editing-duration>PT14M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74" meta:character-count="2244" meta:non-whitespace-character-count="1877"/>
  </office:meta>
</office:document-meta>
</file>